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7.593cm" svg:y="0.1cm">
            <draw:object draw:notify-on-update-of-ranges="Лист1.B1:Лист1.B1 Лист1.B2:Лист1.B9 Лист1.C1:Лист1.C1 Лист1.C2:Лист1.C9 Лист1.D1:Лист1.D1 Лист1.D2:Лист1.D9 Лист1.E1:Лист1.E1 Лист1.E2:Лист1.E9" xlink:href="./Object 1" xlink:type="simple" xlink:show="embed" xlink:actuate="onLoad"/>
            <draw:image xlink:href="./ObjectReplacements/Object 1" xlink:type="simple" xlink:show="embed" xlink:actuate="onLoad"/>
            <svg:title>LSD-сортировка, худший случай, 4 символа</svg:titl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, 4*n</text:p>
          </table:table-cell>
          <table:table-cell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 office:value-type="float" office:value="4000">
            <text:p>4000</text:p>
          </table:table-cell>
          <table:table-cell table:formula="of:=[.D2]/[.E2]" office:value-type="float" office:value="4">
            <text:p>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6000">
            <text:p>16000</text:p>
          </table:table-cell>
          <table:table-cell office:value-type="float" office:value="32000">
            <text:p>32000</text:p>
          </table:table-cell>
          <table:table-cell office:value-type="float" office:value="8000">
            <text:p>8000</text:p>
          </table:table-cell>
          <table:table-cell table:formula="of:=[.D3]/[.E3]" office:value-type="float" office:value="4">
            <text:p>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24000">
            <text:p>24000</text:p>
          </table:table-cell>
          <table:table-cell office:value-type="float" office:value="48000">
            <text:p>48000</text:p>
          </table:table-cell>
          <table:table-cell office:value-type="float" office:value="12000">
            <text:p>12000</text:p>
          </table:table-cell>
          <table:table-cell table:formula="of:=[.D4]/[.E4]" office:value-type="float" office:value="4">
            <text:p>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32000">
            <text:p>32000</text:p>
          </table:table-cell>
          <table:table-cell office:value-type="float" office:value="64000">
            <text:p>64000</text:p>
          </table:table-cell>
          <table:table-cell office:value-type="float" office:value="16000">
            <text:p>16000</text:p>
          </table:table-cell>
          <table:table-cell table:formula="of:=[.D5]/[.E5]" office:value-type="float" office:value="4">
            <text:p>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40000">
            <text:p>40000</text:p>
          </table:table-cell>
          <table:table-cell office:value-type="float" office:value="80000">
            <text:p>80000</text:p>
          </table:table-cell>
          <table:table-cell office:value-type="float" office:value="20000">
            <text:p>20000</text:p>
          </table:table-cell>
          <table:table-cell table:formula="of:=[.D6]/[.E6]" office:value-type="float" office:value="4">
            <text:p>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48000">
            <text:p>48000</text:p>
          </table:table-cell>
          <table:table-cell office:value-type="float" office:value="96000">
            <text:p>96000</text:p>
          </table:table-cell>
          <table:table-cell office:value-type="float" office:value="24000">
            <text:p>24000</text:p>
          </table:table-cell>
          <table:table-cell table:formula="of:=[.D7]/[.E7]" office:value-type="float" office:value="4">
            <text:p>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56000">
            <text:p>56000</text:p>
          </table:table-cell>
          <table:table-cell office:value-type="float" office:value="112000">
            <text:p>112000</text:p>
          </table:table-cell>
          <table:table-cell office:value-type="float" office:value="28000">
            <text:p>28000</text:p>
          </table:table-cell>
          <table:table-cell table:formula="of:=[.D8]/[.E8]" office:value-type="float" office:value="4">
            <text:p>4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  <table:table-cell table:formula="of:=[.D9]/[.E9]"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9:52:31</dc:date>
    <meta:document-statistic meta:table-count="1" meta:cell-count="54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73cm" svg:y="0.316cm" chart:style-name="ch2">
          <text:p>LSD-сортировка, худший случай, 4 символа</text:p>
        </chart:title>
        <chart:legend chart:legend-position="end" svg:x="12.882cm" svg:y="3.454cm" style:legend-expansion="high" chart:style-name="ch3"/>
        <chart:plot-area chart:style-name="ch4" table:cell-range-address="Лист1.B1:Лист1.E9" chart:data-source-has-labels="row" svg:x="0.77cm" svg:y="1.635cm" svg:width="11.473cm" svg:height="6.765cm">
          <chartooo:coordinate-region svg:x="2.132cm" svg:y="1.835cm" svg:width="10.017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line">
            <chart:data-point chart:repeated="8"/>
          </chart:series>
          <chart:series chart:style-name="ch8" chart:values-cell-range-address="Лист1.C2:Лист1.C9" chart:label-cell-address="Лист1.C1:Лист1.C1" chart:class="chart:line">
            <chart:data-point chart:repeated="8"/>
          </chart:series>
          <chart:series chart:style-name="ch9" chart:values-cell-range-address="Лист1.D2:Лист1.D9" chart:label-cell-address="Лист1.D1:Лист1.D1" chart:class="chart:line">
            <chart:data-point chart:repeated="8"/>
          </chart:series>
          <chart:series chart:style-name="ch10" chart:values-cell-range-address="Лист1.E2:Лист1.E9" chart:label-cell-address="Лист1.E1:Лист1.E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  <draw:g>
                  <svg:desc>Лист1.B1:Лист1.B1</svg:desc>
                </draw:g>
              </table:table-cell>
              <table:table-cell office:value-type="string">
                <text:p>Exch.</text:p>
                <draw:g>
                  <svg:desc>Лист1.C1:Лист1.C1</svg:desc>
                </draw:g>
              </table:table-cell>
              <table:table-cell office:value-type="string">
                <text:p>Total</text:p>
                <draw:g>
                  <svg:desc>Лист1.D1:Лист1.D1</svg:desc>
                </draw:g>
              </table:table-cell>
              <table:table-cell office:value-type="string">
                <text:p>Theory, 4*n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Лист1.B2:Лист1.B9</svg:desc>
                </draw:g>
              </table:table-cell>
              <table:table-cell office:value-type="float" office:value="8000">
                <text:p>8000</text:p>
                <draw:g>
                  <svg:desc>Лист1.C2:Лист1.C9</svg:desc>
                </draw:g>
              </table:table-cell>
              <table:table-cell office:value-type="float" office:value="16000">
                <text:p>16000</text:p>
                <draw:g>
                  <svg:desc>Лист1.D2:Лист1.D9</svg:desc>
                </draw:g>
              </table:table-cell>
              <table:table-cell office:value-type="float" office:value="4000">
                <text:p>4000</text:p>
                <draw:g>
                  <svg:desc>Лист1.E2:Лист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48000">
                <text:p>48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64000">
                <text:p>64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96000">
                <text:p>9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112000">
                <text:p>1120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32000">
                <text:p>3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